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20pt" officeooo:rsid="0018a2df" officeooo:paragraph-rsid="0018a2df"/>
    </style:style>
    <style:style style:name="P2" style:family="paragraph" style:parent-style-name="Standard">
      <style:text-properties style:font-name="Liberation Serif" fo:font-size="20pt" fo:language="tr" fo:country="TR" officeooo:rsid="0019179b" officeooo:paragraph-rsid="0019179b"/>
    </style:style>
    <style:style style:name="P3" style:family="paragraph" style:parent-style-name="Standard">
      <style:text-properties style:font-name="Liberation Serif" fo:font-size="20pt" fo:language="tr" fo:country="TR" officeooo:rsid="001aaa52" officeooo:paragraph-rsid="001aaa52"/>
    </style:style>
    <style:style style:name="P4" style:family="paragraph" style:parent-style-name="Standard">
      <style:text-properties style:font-name="Liberation Serif" fo:font-size="20pt" fo:language="tr" fo:country="TR" officeooo:rsid="0022e676" officeooo:paragraph-rsid="0022e676"/>
    </style:style>
    <style:style style:name="P5" style:family="paragraph" style:parent-style-name="Standard">
      <style:text-properties style:font-name="Liberation Serif" fo:font-size="20pt" fo:language="tr" fo:country="TR" officeooo:rsid="0026cabb" officeooo:paragraph-rsid="0026cabb"/>
    </style:style>
    <style:style style:name="P6" style:family="paragraph" style:parent-style-name="Standard">
      <style:text-properties style:font-name="Liberation Serif" fo:font-size="20pt" fo:language="tr" fo:country="TR" officeooo:rsid="0026dffa" officeooo:paragraph-rsid="0026dffa"/>
    </style:style>
    <style:style style:name="P7" style:family="paragraph" style:parent-style-name="Standard">
      <style:text-properties style:font-name="Liberation Serif" fo:font-size="20pt" fo:language="tr" fo:country="TR" officeooo:rsid="0027e886" officeooo:paragraph-rsid="0027e886"/>
    </style:style>
    <style:style style:name="P8" style:family="paragraph" style:parent-style-name="Standard">
      <style:text-properties style:font-name="Liberation Serif" fo:font-size="20pt" fo:language="tr" fo:country="TR" officeooo:rsid="0028751a" officeooo:paragraph-rsid="0028751a"/>
    </style:style>
    <style:style style:name="P9" style:family="paragraph" style:parent-style-name="Standard">
      <style:text-properties style:font-name="Liberation Serif" fo:font-size="20pt" fo:language="tr" fo:country="TR" officeooo:rsid="002a74be" officeooo:paragraph-rsid="002a74be"/>
    </style:style>
    <style:style style:name="P10" style:family="paragraph" style:parent-style-name="Standard">
      <style:text-properties style:font-name="Liberation Serif" fo:font-size="20pt" fo:language="tr" fo:country="TR" officeooo:rsid="002cdcd2" officeooo:paragraph-rsid="00313157"/>
    </style:style>
    <style:style style:name="P11" style:family="paragraph" style:parent-style-name="Standard">
      <style:text-properties style:font-name="Liberation Serif" fo:font-size="20pt" fo:language="tr" fo:country="TR" officeooo:rsid="00343995" officeooo:paragraph-rsid="00343995"/>
    </style:style>
    <style:style style:name="P12" style:family="paragraph" style:parent-style-name="Standard">
      <style:text-properties style:font-name="Liberation Serif" fo:font-size="20pt" fo:language="tr" fo:country="TR" officeooo:rsid="0037df54" officeooo:paragraph-rsid="0037df54"/>
    </style:style>
    <style:style style:name="P13" style:family="paragraph" style:parent-style-name="Standard">
      <style:text-properties style:font-name="Liberation Serif" fo:font-size="20pt" fo:language="tr" fo:country="TR" officeooo:rsid="002e9570" officeooo:paragraph-rsid="00313157"/>
    </style:style>
    <style:style style:name="T1" style:family="text">
      <style:text-properties officeooo:rsid="00194f1a"/>
    </style:style>
    <style:style style:name="T2" style:family="text">
      <style:text-properties officeooo:rsid="001aaa52"/>
    </style:style>
    <style:style style:name="T3" style:family="text">
      <style:text-properties officeooo:rsid="001bd517"/>
    </style:style>
    <style:style style:name="T4" style:family="text">
      <style:text-properties officeooo:rsid="001da313"/>
    </style:style>
    <style:style style:name="T5" style:family="text">
      <style:text-properties officeooo:rsid="0026dffa"/>
    </style:style>
    <style:style style:name="T6" style:family="text">
      <style:text-properties officeooo:rsid="002af06f"/>
    </style:style>
    <style:style style:name="T7" style:family="text">
      <style:text-properties officeooo:rsid="002b6815"/>
    </style:style>
    <style:style style:name="T8" style:family="text">
      <style:text-properties officeooo:rsid="002e9570"/>
    </style:style>
    <style:style style:name="T9" style:family="text">
      <style:text-properties officeooo:rsid="003064e7"/>
    </style:style>
    <style:style style:name="T10" style:family="text">
      <style:text-properties officeooo:rsid="00313157"/>
    </style:style>
    <style:style style:name="T11" style:family="text">
      <style:text-properties officeooo:rsid="00320c3e"/>
    </style:style>
    <style:style style:name="T12" style:family="text">
      <style:text-properties officeooo:rsid="0035c093"/>
    </style:style>
    <style:style style:name="T13" style:family="text">
      <style:text-properties officeooo:rsid="003755e4"/>
    </style:style>
    <style:style style:name="T14" style:family="text">
      <style:text-properties officeooo:rsid="003795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riş:</text:p>
      <text:p text:style-name="P1"/>
      <text:p text:style-name="P2">Bu rapor, differansiyel denklemler dersi için hazırladığım proje ödevim ile ilgilidir. Ödevde, verilen bir örneğin önceden belirlenmiş iki kategoriden hangisine ait olduğu konusunda bir tahmin yapılır. Tahmin yapmak için gerekli model, dışarıdan sağlanan veriler ile eğitilir. <text:span text:style-name="T1">Bu eğitme işlemi sırasında kullanılan farklı yöntemler karşılaştırılır. </text:span><text:span text:style-name="T2">Ödevde oluşturulan model, bir perceptron modelidir. </text:span></text:p>
      <text:p text:style-name="P2"/>
      <text:p text:style-name="P2"/>
      <text:p text:style-name="P3">Modelin Eğitim Amacı:</text:p>
      <text:p text:style-name="P3"/>
      <text:p text:style-name="P3">Bu projede model, iki farklı şairin mısraları üzerine eğitilmiştir. Verilen bir mısranın, <text:span text:style-name="T3">iki şairden </text:span>hangi<text:span text:style-name="T3">si</text:span> tarafından yazılmış olabileceğini tahmin eder. <text:span text:style-name="T4">Bu projede eserlerini kullandığım iki şair Nazım Hikmet ve Cahit Sıtkı Tarancı’dır.</text:span></text:p>
      <text:p text:style-name="P3"/>
      <text:p text:style-name="P3"/>
      <text:p text:style-name="P4">Proje Klasörü:</text:p>
      <text:p text:style-name="P4"/>
      <text:p text:style-name="P5">Kaynak kod dosyaları, derlenmiş programlar, örnekler ile ilgili dosyalar ve log dosyaları proje klasöründe bulunmalıdır. Kaynak kod dosyaları ve gerekli örnek dosyalarını raporun sonunda bulabilirsiniz. <text:span text:style-name="T5">Aşağıda, proje klasörünün nasıl görünmesi gerektiği ile ilgili bir örnek yer almaktadır.</text:span></text:p>
      <text:p text:style-name="P5">...</text:p>
      <text:p text:style-name="P5">...</text:p>
      <text:p text:style-name="P5"/>
      <text:p text:style-name="P5"><text:soft-page-break/></text:p>
      <text:p text:style-name="P6">Örnek Toplama:</text:p>
      <text:p text:style-name="P6"/>
      <text:p text:style-name="P9">Örnek toplama, bir modeli eğitmenin ilk ve en önemli adımıdır. Örneklerin uygunluğu, modelin doğruluğunu doğrudan etkiler. <text:span text:style-name="T6">Eğer örnekler, modelin eğitilmesi için </text:span><text:span text:style-name="T7">uygun değilse veya yetersizse</text:span><text:span text:style-name="T6"> modelin doğruluğu düşük olacaktır. </text:span></text:p>
      <text:p text:style-name="P9"/>
      <text:p text:style-name="P10">Kendi projemde örnekler, üç ayrı dosyada tutuluyor. allsamples.txt sözlük üretiminde kullanılır ve toplanmış tüm örnekleri içerir. Trainingsamples.txt, model eğitilirken <text:span text:style-name="T10">(tüm örneklerin %80’ini içerir)</text:span>, Testingsamples.txt ise model test edilirken <text:span text:style-name="T11">(tüm örneklerin %20’sini içerir) </text:span>kullanılır. <text:span text:style-name="T8">Bu bakımdan, allsamples.txt’nin diğer iki dosyanın birleşimi olduğunu söyleyebiliri</text:span><text:span text:style-name="T9">z</text:span><text:span text:style-name="T8">. </text:span></text:p>
      <text:p text:style-name="P10"/>
      <text:p text:style-name="P11">Ben kendi projem için örnekleri, her bir şairin farklı kitaplarından topladım.</text:p>
      <text:p text:style-name="P10"/>
      <text:p text:style-name="P13"><text:s/></text:p>
      <text:p text:style-name="P7">Örneklerin İşlenmesi:</text:p>
      <text:p text:style-name="P7"/>
      <text:p text:style-name="P8">Örneklerin işlenmesi, iki adımda düşünülebilir. <text:span text:style-name="T12">İlk adım, sözlük oluşturma</text:span><text:span text:style-name="T13">dır. Bu adımda tüm örnekler incelenir, özgün kelimeler kullanılarak bir sözlük dizisi oluşturulur. Bu iş, 1-generate-dictionary.c kaynak kodlu program ile gerçekleştirilebilir. </text:span><text:span text:style-name="T14">Sonuç, dictionary.txt dosyasına kaydedilir. </text:span></text:p>
      <text:p text:style-name="P8"/>
      <text:p text:style-name="P12">İkinci adım, her bir örnek için</text:p>
      <text:p text:style-name="P3"><text:soft-page-break/></text:p>
      <text:p text:style-name="P3"/>
      <text:p text:style-name="P3"/>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7:46:51.626449899</meta:creation-date>
    <meta:generator>LibreOffice/7.3.7.2$Linux_X86_64 LibreOffice_project/30$Build-2</meta:generator>
    <dc:date>2023-12-03T18:58:30.324681004</dc:date>
    <meta:editing-duration>PT47M8S</meta:editing-duration>
    <meta:editing-cycles>31</meta:editing-cycles>
    <meta:document-statistic meta:table-count="0" meta:image-count="0" meta:object-count="0" meta:page-count="3" meta:paragraph-count="16" meta:word-count="252" meta:character-count="2024" meta:non-whitespace-character-count="1782"/>
  </office:meta>
</office:document-meta>
</file>